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roman" style:font-pitch="variable"/>
    <style:font-face style:name="Courier New" svg:font-family="'Courier New'" style:font-pitch="variable"/>
    <style:font-face style:name="Droid Sans Fallback" svg:font-family="'Droid Sans Fallback'" style:font-pitch="variable"/>
    <style:font-face style:name="FreeSans" svg:font-family="FreeSans"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OpenSymbol" svg:font-family="Open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imes New Roman2" svg:font-family="'Times New Roman'" style:font-adornments="Bold" style:font-family-generic="roman" style:font-pitch="variable"/>
  </office:font-face-decls>
  <office:automatic-styles>
    <style:style style:name="P1" style:family="paragraph" style:parent-style-name="Works_20_Cited_20__28_Page_20_Title_29_">
      <style:paragraph-properties fo:line-height="200%"/>
      <style:text-properties style:font-name="Times New Roman" fo:font-size="11pt" style:font-size-asian="11pt" style:font-name-complex="Times New Roman" style:font-size-complex="11pt"/>
    </style:style>
    <style:style style:name="P2" style:family="paragraph" style:parent-style-name="Header">
      <style:text-properties style:font-name="Times New Roman" fo:font-size="11pt" officeooo:paragraph-rsid="000be281" style:font-size-asian="11pt" style:font-size-complex="11pt"/>
    </style:style>
    <style:style style:name="P3" style:family="paragraph" style:parent-style-name="Research_20_Paper_20_Title">
      <style:paragraph-properties fo:line-height="200%"/>
      <style:text-properties style:font-name="Times New Roman" fo:font-size="11pt" officeooo:rsid="001be90c" officeooo:paragraph-rsid="001be90c" style:font-size-asian="11pt" style:font-size-complex="11pt"/>
    </style:style>
    <style:style style:name="P4" style:family="paragraph" style:parent-style-name="Research_20_Paper_20_Title">
      <style:paragraph-properties fo:line-height="200%" fo:text-align="start" style:justify-single-word="false"/>
      <style:text-properties style:font-name="Times New Roman" fo:font-size="11pt" officeooo:rsid="001be90c" officeooo:paragraph-rsid="001be90c" style:font-size-asian="11pt" style:font-size-complex="11pt"/>
    </style:style>
    <style:style style:name="P5" style:family="paragraph" style:parent-style-name="Research_20_Paper_20_Title">
      <style:paragraph-properties fo:line-height="200%" fo:text-align="start" style:justify-single-word="false"/>
      <style:text-properties style:font-name="Times New Roman" fo:font-size="11pt" officeooo:rsid="00220c2e" officeooo:paragraph-rsid="00220c2e" style:font-size-asian="11pt" style:font-size-complex="11pt"/>
    </style:style>
    <style:style style:name="P6" style:family="paragraph" style:parent-style-name="Research_20_Paper_20_Title">
      <style:paragraph-properties fo:line-height="200%" fo:text-align="start" style:justify-single-word="false"/>
      <style:text-properties officeooo:paragraph-rsid="00220c2e"/>
    </style:style>
    <style:style style:name="P7" style:family="paragraph" style:parent-style-name="Standard">
      <style:paragraph-properties fo:line-height="200%"/>
      <style:text-properties style:font-name="Times New Roman" fo:font-size="11pt" style:font-size-asian="11pt" style:font-name-complex="Times New Roman" style:font-size-complex="11pt"/>
    </style:style>
    <style:style style:name="P8" style:family="paragraph" style:parent-style-name="Standard">
      <style:paragraph-properties fo:line-height="200%"/>
    </style:style>
    <style:style style:name="P9" style:family="paragraph" style:parent-style-name="Student" style:master-page-name="Standard">
      <style:paragraph-properties fo:line-height="200%" style:page-number="auto"/>
      <style:text-properties style:font-name="Times New Roman" fo:font-size="11pt" officeooo:rsid="0016787f" officeooo:paragraph-rsid="0016787f" style:font-size-asian="11pt" style:font-name-complex="Times New Roman" style:font-size-complex="11pt"/>
    </style:style>
    <style:style style:name="P10" style:family="paragraph" style:parent-style-name="Student">
      <style:paragraph-properties fo:line-height="200%"/>
      <style:text-properties style:font-name="Times New Roman" fo:font-size="11pt" officeooo:paragraph-rsid="001be90c" style:font-size-asian="11pt" style:font-name-complex="Times New Roman" style:font-size-complex="11pt"/>
    </style:style>
    <style:style style:name="P11" style:family="paragraph" style:parent-style-name="Student">
      <style:paragraph-properties fo:line-height="200%"/>
      <style:text-properties style:font-name="Times New Roman" fo:font-size="11pt" officeooo:rsid="001be90c" officeooo:paragraph-rsid="001be90c" style:font-size-asian="11pt" style:font-name-complex="Times New Roman" style:font-size-complex="11pt"/>
    </style:style>
    <style:style style:name="P12" style:family="paragraph" style:parent-style-name="Student">
      <style:paragraph-properties fo:line-height="200%"/>
      <style:text-properties style:font-name="Times New Roman" fo:font-size="11pt" style:font-size-asian="11pt" style:font-size-complex="11pt"/>
    </style:style>
    <style:style style:name="P13" style:family="paragraph" style:parent-style-name="Student">
      <style:paragraph-properties fo:line-height="200%"/>
      <style:text-properties style:font-name="Times New Roman" fo:font-size="11pt" officeooo:rsid="001be90c" officeooo:paragraph-rsid="001be90c" style:font-size-asian="11pt" style:font-size-complex="11pt"/>
    </style:style>
    <style:style style:name="T1" style:family="text">
      <style:text-properties style:font-name-complex="Times New Roman"/>
    </style:style>
    <style:style style:name="T2" style:family="text">
      <style:text-properties officeooo:rsid="0016787f" style:font-name-complex="Times New Roman"/>
    </style:style>
    <style:style style:name="T3" style:family="text">
      <style:text-properties officeooo:rsid="001be90c"/>
    </style:style>
    <style:style style:name="T4" style:family="text">
      <style:text-properties fo:font-style="italic" officeooo:rsid="00221828" style:font-style-asian="italic" style:font-style-complex="italic"/>
    </style:style>
    <style:style style:name="T5" style:family="text">
      <style:text-properties fo:font-style="italic" officeooo:rsid="00221b7d" style:font-style-asian="italic" style:font-style-complex="italic"/>
    </style:style>
    <style:style style:name="T6" style:family="text">
      <style:text-properties fo:font-style="italic" officeooo:rsid="0023241b" style:font-style-asian="italic" style:font-style-complex="italic"/>
    </style:style>
    <style:style style:name="T7" style:family="text">
      <style:text-properties style:font-name="Times New Roman" fo:font-size="11pt" style:font-size-asian="11pt" style:font-name-complex="Times New Roman" style:font-size-complex="11pt"/>
    </style:style>
    <style:style style:name="T8" style:family="text">
      <style:text-properties style:font-name="Times New Roman" fo:font-size="11pt" fo:font-style="italic" style:font-size-asian="11pt" style:font-name-complex="Times New Roman" style:font-size-complex="11pt"/>
    </style:style>
    <style:style style:name="T9" style:family="text">
      <style:text-properties style:font-name="Times New Roman" fo:font-size="11pt" fo:font-style="normal" officeooo:rsid="00221828" style:font-size-asian="11pt" style:font-style-asian="normal" style:font-size-complex="11pt" style:font-style-complex="normal"/>
    </style:style>
    <style:style style:name="T10" style:family="text">
      <style:text-properties style:font-name="Times New Roman" fo:font-size="11pt" fo:font-style="normal" officeooo:rsid="0023241b" style:font-size-asian="11pt" style:font-style-asian="normal" style:font-size-complex="11pt" style:font-style-complex="normal"/>
    </style:style>
    <style:style style:name="T11" style:family="text">
      <style:text-properties officeooo:rsid="001ce619"/>
    </style:style>
    <style:style style:name="T12" style:family="text">
      <style:text-properties officeooo:rsid="001ed9e8"/>
    </style:style>
    <style:style style:name="T13" style:family="text">
      <style:text-properties officeooo:rsid="0020b907"/>
    </style:style>
    <style:style style:name="T14" style:family="text">
      <style:text-properties officeooo:rsid="00220c2e"/>
    </style:style>
    <style:style style:name="T15" style:family="text">
      <style:text-properties officeooo:rsid="00221828"/>
    </style:style>
    <style:style style:name="T16" style:family="text">
      <style:text-properties fo:font-style="normal" officeooo:rsid="00221828" style:font-style-asian="normal" style:font-style-complex="normal"/>
    </style:style>
    <style:style style:name="T17" style:family="text">
      <style:text-properties fo:font-style="normal" officeooo:rsid="00221b7d" style:font-style-asian="normal" style:font-style-complex="normal"/>
    </style:style>
    <style:style style:name="T18" style:family="text">
      <style:text-properties fo:font-style="normal" officeooo:rsid="0023241b" style:font-style-asian="normal" style:font-style-complex="normal"/>
    </style:style>
    <style:style style:name="T19" style:family="text">
      <style:text-properties officeooo:rsid="0023241b"/>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Last Name" text:name="LastNameHeader"/>
        <text:user-field-decl office:value-type="string" office:string-value="Instructor" text:name="Instructor"/>
        <text:user-field-decl office:value-type="string" office:string-value="Class Name &amp; Number" text:name="Class"/>
        <text:user-field-decl office:value-type="string" office:string-value="First &amp; Last Name" text:name="FirstLastName"/>
        <text:user-field-decl office:value-type="string" office:string-value="[Research Paper Title]" text:name="ResearchPaperTitle"/>
      </text:user-field-decls>
      <text:p text:style-name="P9">Chase Yates</text:p>
      <text:p text:style-name="P10"><text:span text:style-name="T3">Emily Nelson</text:span></text:p>
      <text:p text:style-name="P11">MUSC 1236</text:p>
      <text:p text:style-name="P13">21 April 2022</text:p>
      <text:p text:style-name="P12"/>
      <text:p text:style-name="P3">John Coltrane and Giant Steps</text:p>
      <text:p text:style-name="P4"><text:tab/><text:span text:style-name="T19">John Coltrane is one of the most recognizable and famous names in jazz; his music, particularly the song </text:span><text:span text:style-name="T6">Giant Steps</text:span><text:span text:style-name="T19"> </text:span><text:span text:style-name="T18">served to send the age of bebop to its natural conclusion and introduce the new age of free-form jazz.</text:span></text:p>
      <text:p text:style-name="P4"><text:tab/><text:span text:style-name="T11">Even in the most early stages of his life, John Coltrane was heavily influenced by music. His parents dabbled in music, and Coltrane was pushed to delve into music head on. Despite </text:span><text:span text:style-name="T12">being considered extremely smart early on in school, his high school records were somewhat mediocre. To contrast, Coltrane further jumped into the saxophone, </text:span><text:span text:style-name="T13">developing his skills and learning from others. Between 1938 and 1940, several members of his family unfortunately passed, including his uncle, his mother’s parents, and his father (</text:span><text:span text:style-name="T14">Porter 2013, 1</text:span><text:span text:style-name="T13">). </text:span><text:span text:style-name="T14">He moved to Philadelphia shortly after this. </text:span></text:p>
      <text:p text:style-name="P4"><text:tab/><text:span text:style-name="T14">Coltrane started to educate himself further in his music, taking classes on theory, and developing his skills on the saxophone. He eventually joined the U.S. Navy and stayed for over a year, playing in a small band in Pearl Harbor, Hawaii, shortly after the attack. After this, Coltrane continued to pursue his developing career in music. He went to more schooling paid by his time in the Navy during this brief period. By 1948, Coltrane had succumbed to a heroin addiction and other drug use. This unfortunately would result in issues in his professional career, as will be touched upon soon.</text:span></text:p>
      <text:p text:style-name="P5"><text:tab/>In 1949, however, things would be looking up. Coltrane joined Dizzy Gillespie’s Big Band, and later being grouped into a smaller, more curated band with Gillespie at its head. <text:span text:style-name="T15">He would soon after leave the band and play with various other artists until 1955, almost 6 years at that point. </text:span></text:p>
      <text:p text:style-name="P5"><text:tab/><text:span text:style-name="T15">Here begins Coltrane’s jump into becoming one of the most recognizable icons in jazz history. He was invited to, and accepted, to be a part of Miles Davis’ band. In this band, Coltrane would become a </text:span><text:soft-page-break/><text:span text:style-name="T15">well respected and integral part of the band, contributing to some of the most popular albums in jazz, starting out with </text:span><text:span text:style-name="T4">‘Round about Midnight</text:span><text:span text:style-name="T16"> (Porter 2013). This band would also become a heavy influencer in the creation and evolution of </text:span><text:span text:style-name="T4">cool jazz</text:span><text:span text:style-name="T16">, a blending of the earlier swing era with the techniques of bebop (Turner 1975, 6). Due to his continuing drug use – especially heroin – the trumpeter of Davis’ band would end up firing Coltrane for poor professional conduct. This event, Coltrane new, was a massive mistake, and would quit heroin within a week. He would then form his own band after meeting a pianist named Thelonious Monk. He formed his </text:span><text:span text:style-name="T17">group</text:span><text:span text:style-name="T16"> and signed a deal with Atlantic Records. His first album would be </text:span><text:span text:style-name="T4">Giant Steps</text:span><text:span text:style-name="T16">, featuring the famous – or infamous – song of the same name.</text:span></text:p>
      <text:p text:style-name="P5"><text:span text:style-name="T16"><text:tab/></text:span><text:span text:style-name="T17">Giant Steps was recorded in May of 1959 and was released in 1960. The piece was a part of a larger album of the same name. Giant Steps served as the natural conclusion of bebop, it was taken to its natural limit in terms of complexity, tension-resolution, and new free-form angle. This song would signal the end of the bebop era and introduce the world to the concept of free-form jazz. The song itself serves as an evolutionary marker in the timeline of jazz. Listening to </text:span><text:span text:style-name="T5">Giant Steps</text:span><text:span text:style-name="T17"> is like listening to a time capsule of jazz between major historical eras, and that is why it was chosen for this paper. The piece doesn’t go out of its way to say anything political or philisophical, it was simply a piece of music taken to its tipping point. The piece is played with four instruments (Coltrane’s tenor saxophone, piano, bass, and drums). Coltrane plays the sax at breakneck speeds throughout most of the piece, with the piano barely keeping up. The drums keep the fast tempo and rhythm, while the bass underlines it all. There is a long piano solo as well which speeds along nearly as fast as the sax, switching between complex melodies and rapid chord progressions to make your head spin. Coltrane’s sax playing is fast and flamboyant, containing giant leaps (or steps) between notes at times. </text:span><text:span text:style-name="T6">Giant Steps </text:span><text:span text:style-name="T18">jumps rapidly between keys, but maintains the tension and resolution through familiar chord progressions. One part of the song follows these chords: 3, 1, 3, 1, flat 6, 1, 1, 3, flat 6, 1, flat 6 (Grove Music Online, 2022). This piece has stood the test of time even until today, serving as a piece of high-level practice for modern jazz musicians.</text:span></text:p>
      <text:p text:style-name="P6"><text:span text:style-name="T9"><text:tab/></text:span><text:span text:style-name="T10">John Coltrane’s jazz career is long and storied, however in the end it worked out. Coltrane overcame his drug addiction to become of the most important and influential guides in jazz’s history.</text:span></text:p>
      <text:p text:style-name="P1">Works Cited</text:p>
      <text:p text:style-name="P8"><text:span text:style-name="T7">Turner, Richard. “John Coltrane: A Biographical Sketch.” </text:span><text:span text:style-name="T8">The Black Perspective in Music</text:span><text:span text:style-name="T7"> 3, no. 1 (1975): <text:tab/>3–29. </text:span><text:a xlink:type="simple" xlink:href="https://doi.org/10.2307/1214374" text:style-name="Internet_20_link" text:visited-style-name="Visited_20_Internet_20_Link"><text:span text:style-name="T7">https://doi.org/10.2307/1214374</text:span></text:a><text:span text:style-name="T7">.</text:span></text:p>
      <text:p text:style-name="P7">"Rapid harmonic rhythm and tonicization of remote keys in John Coltrane’s Giant Steps from the album <text:tab/>of the same name (1959, Atl. 1311)." <text:span text:style-name="Emphasis">Grove Music Online.</text:span> Accessed 22 Apr. 2022. https://www-<text:tab/>oxfordmusiconline-com.ezproxy.lib.utah.edu/grovemusic/view/10.1093/gmo/<text:tab/>9781561592630.001.0001/omo-9781561592630-e-8000930195. </text:p>
      <text:p text:style-name="P7">Porter, Lewis. "Coltrane, John." <text:span text:style-name="Emphasis">Grove Music Online.</text:span> Accessed 22 Apr. 2022. https://www-<text:tab/>oxfordmusiconline-com.ezproxy.lib.utah.edu/grovemusic/view/10.1093/gmo/<text:tab/>9781561592630.001.0001/omo-9781561592630-e-1002249004.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roman" style:font-pitch="variable"/>
    <style:font-face style:name="Courier New" svg:font-family="'Courier New'" style:font-pitch="variable"/>
    <style:font-face style:name="Droid Sans Fallback" svg:font-family="'Droid Sans Fallback'" style:font-pitch="variable"/>
    <style:font-face style:name="FreeSans" svg:font-family="FreeSans"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OpenSymbol" svg:font-family="Open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imes New Roman2" svg:font-family="'Times New Roman'" style:font-adornments="Bold"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start" style:justify-single-word="false" fo:orphans="2" fo:widows="2" fo:hyphenation-ladder-count="no-limit" style:text-autospace="ideograph-alpha" style:punctuation-wrap="hanging" style:line-break="strict" style:writing-mode="lr-tb"/>
      <style:text-properties fo:color="#00000a" loext:opacity="100%" style:font-name="Arial" fo:font-family="Arial" style:font-family-generic="swiss" style:font-pitch="variable" fo:font-size="11pt" fo:language="en" fo:country="US" style:letter-kerning="tru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writing-mode="lr-tb"/>
      <style:text-properties style:font-name="Times New Roman1" fo:font-family="'Times New Roman'" style:font-style-name="Regular" style:font-family-generic="roman" style:font-pitch="variable" fo:font-size="12pt"/>
    </style:style>
    <style:style style:name="List" style:family="paragraph" style:parent-style-name="Text_20_body" style:class="list">
      <style:text-properties style:font-name-complex="FreeSans" style:font-family-complex="FreeSan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pitch-complex="variable"/>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in" style:contextual-spacing="false" fo:text-indent="0in" style:auto-text-indent="false" fo:keep-with-next="always" style:writing-mode="lr-tb"/>
      <style:text-properties style:font-name="Times New Roman" fo:font-family="'Times New Roman'" style:font-family-generic="roman" style:font-pitch="variable" fo:font-size="12pt" style:font-size-asian="14pt"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0835in" fo:margin-bottom="0.0417in" style:contextual-spacing="false" fo:text-indent="0in" style:auto-text-indent="false" fo:keep-with-next="always" style:writing-mode="lr-tb"/>
      <style:text-properties style:font-name="Times New Roman" fo:font-family="'Times New Roman'" style:font-family-generic="roman" style:font-pitch="variable" fo:font-size="12pt"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0835in" fo:margin-bottom="0.0417in" style:contextual-spacing="false" fo:text-indent="0in" style:auto-text-indent="false" fo:keep-with-next="always" style:writing-mode="lr-tb"/>
      <style:text-properties style:font-name="Times New Roman" fo:font-family="'Times New Roman'" style:font-family-generic="roman" style:font-pitch="variable" fo:font-size="12pt" style:font-size-asian="10pt" style:font-name-complex="Arial" style:font-family-complex="Arial" style:font-family-generic-complex="swiss" style:font-pitch-complex="variable" style:font-size-complex="13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text-align="end" style:justify-single-word="false" style:writing-mode="lr-tb">
        <style:tab-stops>
          <style:tab-stop style:position="3in" style:type="center"/>
          <style:tab-stop style:position="6in" style:type="right"/>
        </style:tab-stops>
      </style:paragraph-properties>
      <style:text-properties style:font-name="Times New Roman1" fo:font-family="'Times New Roman'" style:font-style-name="Regular" style:font-family-generic="roman" style:font-pitch="variable" fo:font-size="12pt"/>
    </style:style>
    <style:style style:name="Student" style:family="paragraph" style:parent-style-name="Standard">
      <style:paragraph-properties style:writing-mode="lr-tb"/>
      <style:text-properties style:font-name="Times New Roman1" fo:font-family="'Times New Roman'" style:font-style-name="Regular" style:font-family-generic="roman" style:font-pitch="variable" fo:font-size="12pt"/>
    </style:style>
    <style:style style:name="Footer" style:family="paragraph" style:parent-style-name="Standard" style:class="extra">
      <style:paragraph-properties fo:line-height="100%">
        <style:tab-stops>
          <style:tab-stop style:position="3.25in" style:type="center"/>
          <style:tab-stop style:position="6.5in" style:type="right"/>
        </style:tab-stops>
      </style:paragraph-properties>
    </style:style>
    <style:style style:name="Research_20_Paper_20_Title" style:display-name="Research Paper Title" style:family="paragraph" style:parent-style-name="Standard">
      <style:paragraph-properties fo:text-align="center" style:justify-single-word="false" style:writing-mode="lr-tb"/>
      <style:text-properties style:font-name="Times New Roman1" fo:font-family="'Times New Roman'" style:font-style-name="Regular" style:font-family-generic="roman" style:font-pitch="variable" fo:font-size="12pt"/>
    </style:style>
    <style:style style:name="Research_20_paper_20_contents" style:display-name="Research paper contents" style:family="paragraph" style:parent-style-name="Standard">
      <style:paragraph-properties fo:margin-left="0in" fo:margin-right="0in" fo:text-indent="0.5in" style:auto-text-indent="false" style:writing-mode="lr-tb"/>
      <style:text-properties style:font-name="Times New Roman1" fo:font-family="'Times New Roman'" style:font-style-name="Regular" style:font-family-generic="roman" style:font-pitch="variable" fo:font-size="12pt"/>
    </style:style>
    <style:style style:name="Balloon_20_Text" style:display-name="Balloon Text" style:family="paragraph" style:parent-style-name="Standard">
      <style:text-properties fo:font-size="8pt" style:font-size-asian="8pt" style:font-name-complex="Tahoma" style:font-family-complex="Tahoma" style:font-pitch-complex="variable" style:font-size-complex="8pt"/>
    </style:style>
    <style:style style:name="Long_20_quotation" style:display-name="Long quotation" style:family="paragraph" style:parent-style-name="Standard">
      <style:paragraph-properties fo:margin-left="1in" fo:margin-right="0in" fo:text-indent="0in" style:auto-text-indent="false" style:writing-mode="lr-tb"/>
      <style:text-properties style:font-name="Times New Roman1" fo:font-family="'Times New Roman'" style:font-style-name="Regular" style:font-family-generic="roman" style:font-pitch="variable" fo:font-size="12pt"/>
    </style:style>
    <style:style style:name="Works_20_Cited_20__28_Page_20_Title_29_" style:display-name="Works Cited (Page Title)" style:family="paragraph" style:parent-style-name="Standard">
      <style:paragraph-properties fo:text-align="center" style:justify-single-word="false" fo:break-before="page" style:writing-mode="lr-tb"/>
      <style:text-properties style:font-name="Times New Roman1" fo:font-family="'Times New Roman'" style:font-style-name="Regular" style:font-family-generic="roman" style:font-pitch="variable" fo:font-size="12pt"/>
    </style:style>
    <style:style style:name="Work_20_cited" style:display-name="Work cited" style:family="paragraph" style:parent-style-name="Standard">
      <style:paragraph-properties style:writing-mode="lr-tb"/>
      <style:text-properties style:font-name="Times New Roman1" fo:font-family="'Times New Roman'" style:font-style-name="Regular" style:font-family-generic="roman" style:font-pitch="variable" fo:font-size="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writing-mode="lr-tb"/>
      <style:text-properties style:font-name="Times New Roman1" fo:font-family="'Times New Roman'" style:font-style-name="Regular" style:font-family-generic="roman" style:font-pitch="variable" fo:font-size="12pt"/>
    </style:style>
    <style:style style:name="Title" style:family="paragraph" style:parent-style-name="Heading" style:next-style-name="Text_20_body" style:class="chapter" style:master-page-name="">
      <style:paragraph-properties fo:text-align="center" style:justify-single-word="false" style:page-number="auto" style:writing-mode="lr-tb"/>
      <style:text-properties style:font-name="Times New Roman2" fo:font-family="'Times New Roman'" style:font-style-name="Bold" style:font-family-generic="roman" style:font-pitch="variable" fo:font-size="12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writing-mode="lr-tb"/>
      <style:text-properties style:font-name="Times New Roman1" fo:font-family="'Times New Roman'" style:font-style-name="Regular" style:font-family-generic="roman" style:font-pitch="variable" fo:font-size="12pt" style:font-size-asian="18pt" style:font-size-complex="18pt"/>
    </style:style>
    <style:style style:name="Default_20_Paragraph_20_Font" style:display-name="Default Paragraph Font" style:family="text"/>
    <style:style style:name="Heading_20_3_20_Char" style:display-name="Heading 3 Char" style:family="text" style:parent-style-name="Default_20_Paragraph_20_Font">
      <style:text-properties fo:language="en" fo:country="US" style:language-asian="en" style:country-asian="US" style:font-name-complex="Arial" style:font-family-complex="Arial" style:font-family-generic-complex="swiss" style:font-pitch-complex="variable" style:font-size-complex="13pt" style:language-complex="ar" style:country-complex="SA" style:font-weight-complex="bold"/>
    </style:style>
    <style:style style:name="Footer_20_Char" style:display-name="Footer Char" style:family="text" style:parent-style-name="Default_20_Paragraph_20_Font">
      <style:text-properties style:font-name="Calibri" fo:font-family="Calibri" style:font-family-generic="roman" style:font-pitch="variable" fo:font-size="11pt" style:font-size-asian="11pt" style:font-name-complex="Calibri" style:font-family-complex="Calibri" style:font-family-generic-complex="roman" style:font-pitch-complex="variable" style:font-size-complex="12pt"/>
    </style:style>
    <style:style style:name="Works_20_cited_20__28_italic_29_" style:display-name="Works cited (italic)" style:family="text" style:parent-style-name="Default_20_Paragraph_20_Font">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tyle-complex="italic"/>
    </style:style>
    <style:style style:name="Works_20_cited_20__28_underline_29_" style:display-name="Works cited (underline)" style:family="text" style:parent-style-name="Default_20_Paragraph_20_Font">
      <style:text-properties style:font-name="Arial" fo:font-family="Arial" style:font-family-generic="swiss" style:font-pitch="variable" fo:font-size="11pt" style:text-underline-style="solid" style:text-underline-width="auto" style:text-underline-color="font-color" style:font-size-asian="11pt" style:font-name-complex="Arial" style:font-family-complex="Arial" style:font-family-generic-complex="swiss" style:font-pitch-complex="variable"/>
    </style:style>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0000ff"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 style:font-family-complex="'Courier New'" style:font-pitch-complex="variabl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day/>
      <number:text> </number:text>
      <number:month number:style="long" number:textual="true"/>
      <number:text> </number:text>
      <number:year number:style="long"/>
    </number:date-style>
    <number:date-style style:name="N10121" number:language="en" number:country="US">
      <number:day/>
      <number:text> </number:text>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text-properties style:font-name="Times New Roman" fo:font-size="11pt" officeooo:paragraph-rsid="000be281" style:font-size-asian="11pt" style:font-size-complex="11pt"/>
    </style:style>
    <style:style style:name="MT1" style:family="text">
      <style:text-properties officeooo:rsid="0016787f" style:font-name-complex="Times New Roman"/>
    </style:style>
    <style:style style:name="MT2" style:family="text">
      <style:text-properties style:font-name-complex="Times New Roman"/>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Yates</text:span><text:span text:style-name="MT2"> </text:span><text:page-number text:select-page="current">3</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MLA</dc:title>
    <meta:creation-date>2022-04-21T21:44:53.416805148</meta:creation-date>
    <meta:editing-cycles>5</meta:editing-cycles>
    <meta:editing-duration>PT1H1M26S</meta:editing-duration>
    <meta:generator>LibreOffice/7.2.6.2$Linux_X86_64 LibreOffice_project/20$Build-2</meta:generator>
    <dc:date>2022-04-21T23:49:50.843273365</dc:date>
    <meta:document-statistic meta:table-count="0" meta:image-count="0" meta:object-count="0" meta:page-count="3" meta:paragraph-count="17" meta:word-count="863" meta:character-count="5314" meta:non-whitespace-character-count="4452"/>
    <meta:template xlink:type="simple" xlink:actuate="onRequest" xlink:title="MLA" xlink:href="../../.config/libreoffice/4/user/template/Papers/MLA.ott" meta:date="2022-04-21T21:44:52.478553168"/>
  </office:meta>
</office:document-meta>
</file>